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FilterTest_byte_field.test_namefil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ameFilterTest_byte_field.process( Object source ,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meFilterTest_byte_field.test_namefilte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